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21246ac" officeooo:paragraph-rsid="021246ac"/>
    </style:style>
    <style:style style:name="P2" style:family="paragraph" style:parent-style-name="Standard">
      <style:paragraph-properties fo:text-align="justify" style:justify-single-word="false"/>
      <style:text-properties officeooo:rsid="0214a27f" officeooo:paragraph-rsid="0214a27f"/>
    </style:style>
    <style:style style:name="P3" style:family="paragraph" style:parent-style-name="Standard">
      <style:paragraph-properties fo:text-align="justify" style:justify-single-word="false"/>
      <style:text-properties officeooo:rsid="0215d6b6" officeooo:paragraph-rsid="0215d6b6"/>
    </style:style>
    <style:style style:name="P4" style:family="paragraph" style:parent-style-name="Standard">
      <style:paragraph-properties fo:text-align="justify" style:justify-single-word="false"/>
      <style:text-properties officeooo:rsid="02162e4d" officeooo:paragraph-rsid="02162e4d"/>
    </style:style>
    <style:style style:name="P5" style:family="paragraph" style:parent-style-name="Standard">
      <style:paragraph-properties fo:text-align="justify" style:justify-single-word="false"/>
      <style:text-properties officeooo:rsid="0216eeb8" officeooo:paragraph-rsid="0216eeb8"/>
    </style:style>
    <style:style style:name="P6" style:family="paragraph" style:parent-style-name="codesection">
      <style:paragraph-properties fo:text-align="justify" style:justify-single-word="false"/>
      <style:text-properties officeooo:rsid="0216eeb8" officeooo:paragraph-rsid="0216eeb8"/>
    </style:style>
    <style:style style:name="P7" style:family="paragraph" style:parent-style-name="codesection">
      <style:text-properties officeooo:paragraph-rsid="0216eeb8"/>
    </style:style>
    <style:style style:name="P8" style:family="paragraph" style:parent-style-name="Standard" style:list-style-name="L1">
      <style:paragraph-properties fo:text-align="justify" style:justify-single-word="false"/>
      <style:text-properties officeooo:rsid="0214a27f" officeooo:paragraph-rsid="0214a27f"/>
    </style:style>
    <style:style style:name="P9" style:family="paragraph" style:parent-style-name="Standard" style:list-style-name="L1">
      <style:paragraph-properties fo:text-align="justify" style:justify-single-word="false"/>
      <style:text-properties officeooo:rsid="0215d6b6" officeooo:paragraph-rsid="0215d6b6"/>
    </style:style>
    <style:style style:name="P10" style:family="paragraph" style:parent-style-name="Standard" style:list-style-name="L2">
      <style:paragraph-properties fo:text-align="justify" style:justify-single-word="false"/>
      <style:text-properties officeooo:rsid="0215d6b6" officeooo:paragraph-rsid="0215d6b6"/>
    </style:style>
    <style:style style:name="P11" style:family="paragraph" style:parent-style-name="Standard" style:list-style-name="L2">
      <style:paragraph-properties fo:text-align="justify" style:justify-single-word="false"/>
      <style:text-properties officeooo:rsid="02162e4d" officeooo:paragraph-rsid="02162e4d"/>
    </style:style>
    <style:style style:name="P12" style:family="paragraph" style:parent-style-name="Standard">
      <style:text-properties officeooo:rsid="0219d6d1" officeooo:paragraph-rsid="0219d6d1"/>
    </style:style>
    <style:style style:name="P13" style:family="paragraph" style:parent-style-name="Standard" style:list-style-name="L3">
      <style:text-properties officeooo:rsid="0219d6d1" officeooo:paragraph-rsid="0219d6d1"/>
    </style:style>
    <style:style style:name="P14" style:family="paragraph" style:parent-style-name="Standard" style:list-style-name="L3">
      <style:paragraph-properties fo:text-align="justify" style:justify-single-word="false"/>
      <style:text-properties officeooo:rsid="0219d6d1" officeooo:paragraph-rsid="0219d6d1"/>
    </style:style>
    <style:style style:name="P15" style:family="paragraph" style:parent-style-name="Standard">
      <style:paragraph-properties fo:text-align="justify" style:justify-single-word="false"/>
      <style:text-properties officeooo:rsid="0219d6d1" officeooo:paragraph-rsid="0219d6d1"/>
    </style:style>
    <style:style style:name="P16" style:family="paragraph" style:parent-style-name="Standard">
      <style:paragraph-properties fo:text-align="justify" style:justify-single-word="false"/>
      <style:text-properties officeooo:rsid="021a3060" officeooo:paragraph-rsid="021a3060"/>
    </style:style>
    <style:style style:name="P17" style:family="paragraph" style:parent-style-name="Standard" style:list-style-name="L4">
      <style:paragraph-properties fo:text-align="justify" style:justify-single-word="false"/>
      <style:text-properties officeooo:rsid="021a5081" officeooo:paragraph-rsid="021a5081"/>
    </style:style>
    <style:style style:name="P18" style:family="paragraph" style:parent-style-name="Standard">
      <style:paragraph-properties fo:text-align="justify" style:justify-single-word="false"/>
      <style:text-properties fo:font-weight="bold" officeooo:rsid="021a5081" officeooo:paragraph-rsid="021a5081" style:font-weight-asian="bold" style:font-weight-complex="bold"/>
    </style:style>
    <style:style style:name="P19" style:family="paragraph" style:parent-style-name="Standard" style:list-style-name="L4">
      <style:paragraph-properties fo:text-align="justify" style:justify-single-word="false"/>
      <style:text-properties officeooo:paragraph-rsid="021a5081"/>
    </style:style>
    <style:style style:name="P20" style:family="paragraph" style:parent-style-name="codesection">
      <style:paragraph-properties fo:text-align="justify" style:justify-single-word="false"/>
      <style:text-properties officeooo:rsid="0216eeb8" officeooo:paragraph-rsid="021a3060"/>
    </style:style>
    <style:style style:name="P21" style:family="paragraph" style:parent-style-name="Heading_20_3">
      <style:paragraph-properties fo:text-align="start" style:justify-single-word="false" style:writing-mode="lr-tb"/>
      <style:text-properties fo:font-variant="normal" fo:text-transform="none" fo:color="#354278" style:font-name="Arial1" fo:letter-spacing="normal" fo:font-style="normal" fo:font-weight="bold" officeooo:paragraph-rsid="01d3c0e0"/>
    </style:style>
    <style:style style:name="T1" style:family="text">
      <style:text-properties officeooo:rsid="021314cb"/>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800080" fo:font-weight="bold"/>
    </style:style>
    <style:style style:name="T6" style:family="text">
      <style:text-properties fo:color="#00677c"/>
    </style:style>
    <style:style style:name="T7" style:family="text">
      <style:text-properties fo:color="#00677c" fo:font-weight="bold"/>
    </style:style>
    <style:style style:name="T8" style:family="text">
      <style:text-properties fo:color="#00677c" fo:font-style="italic"/>
    </style:style>
    <style:style style:name="T9" style:family="text">
      <style:text-properties fo:color="#00677c" fo:font-style="italic" fo:font-weight="bold"/>
    </style:style>
    <style:style style:name="T10" style:family="text">
      <style:text-properties fo:color="#092e64"/>
    </style:style>
    <style:style style:name="T11" style:family="text">
      <style:text-properties fo:color="#092e64" fo:font-style="italic"/>
    </style:style>
    <style:style style:name="T12" style:family="text">
      <style:text-properties fo:color="#008000"/>
    </style:style>
    <style:style style:name="T13" style:family="text">
      <style:text-properties fo:color="#000080"/>
    </style:style>
    <style:style style:name="T14" style:family="text">
      <style:text-properties officeooo:rsid="0215d6b6"/>
    </style:style>
    <style:style style:name="T15" style:family="text">
      <style:text-properties officeooo:rsid="02162e4d"/>
    </style:style>
    <style:style style:name="T16" style:family="text">
      <style:text-properties fo:color="#355269"/>
    </style:style>
    <style:style style:name="T17" style:family="text">
      <style:text-properties officeooo:rsid="0216eeb8"/>
    </style:style>
    <style:style style:name="T18" style:family="text">
      <style:text-properties fo:color="#ff0000"/>
    </style:style>
    <style:style style:name="T19" style:family="text">
      <style:text-properties fo:color="#ff0000" fo:font-weight="bold"/>
    </style:style>
    <style:style style:name="T20" style:family="text">
      <style:text-properties fo:color="#ff0000" fo:font-style="italic" fo:font-weight="bold"/>
    </style:style>
    <style:style style:name="T21" style:family="text">
      <style:text-properties officeooo:rsid="021a508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3">Item 40: Use multiple inheritance judiciously</text:h>
      <text:p text:style-name="P1">انگیزه‌ی اولیه برای template های ++C خیلی واضح بود:<text:span text:style-name="T1"> این که بتوانیم container هایی مانند vector,list و map داشته باشیم. هر چقدر افراد بیشتری با template ها کار کردند، فهمیدند که چیز‌های بیشتری را می‌توانند از طریق آن انجام بدهند. Container ها خوب بودند، اما generic programming (توانایی این که کدی بنویسیم که مستقل از نوع اشیاء باشد) حتی بهتر از آن بود. الگوریتم‌های STL مانند for_each,find و merge مثال‌هایی از این نوع برنامه‌نویسی هستند. و از همه‌ مهم‌تر، فهمیده شد که مکانیزم template در ++C می‌تواند به تنهایی ورق را برگرداند: می‌توان از آن استفاده کرد تا هر مقدار قابل محاسبه‌ای را محاسبه کرد. که این مورد ما را به template metaprogramming راهی می‌کرد: تولید برنامه‌هایی که درون کامپایلر‌های ++C اجرا می‌شوند و وقتی که کامپایل پایان پذیرد، متوقف می‌شوند. امروزه، container ها را می‌توان یک میوه‌ی کوچک از template شمرد. هدف ما در این فصل ایده‌هایی است که در هسته‌ی برنامه‌نویسی مبتنی بر template قرار دارد.</text:span></text:p>
      <text:p text:style-name="codesection">Item 41: Understand implicit interfaces and compile-</text:p>
      <text:p text:style-name="codesection">time polymorphism</text:p>
      <text:p text:style-name="P2">دنیای برنامه‌نویسی شیءگرا به میزان زیادی حول تبدیلات صریح و چندریختی به صورت runtime میگردد. به طور مثال، این کلاس را در نظر بگیرید.</text:p>
      <text:p text:style-name="codesection"><text:span text:style-name="T2">class</text:span><text:span text:style-name="T3"> </text:span><text:span text:style-name="T5">Widget</text:span></text:p>
      <text:p text:style-name="codesection">{</text:p>
      <text:p text:style-name="codesection"><text:span text:style-name="T2">public</text:span>:</text:p>
      <text:p text:style-name="codesection"><text:span text:style-name="T3"><text:s text:c="4"/></text:span><text:span text:style-name="T7">Widget</text:span>()<text:span text:style-name="T3"> </text:span>{}</text:p>
      <text:p text:style-name="codesection"><text:span text:style-name="T3"><text:s text:c="4"/></text:span><text:span text:style-name="T2">virtual</text:span><text:span text:style-name="T3"> </text:span>~<text:span text:style-name="T9">Widget</text:span>();</text:p>
      <text:p text:style-name="codesection"><text:span text:style-name="T3"><text:s text:c="4"/></text:span><text:span text:style-name="T2">virtual</text:span><text:span text:style-name="T3"> </text:span><text:span text:style-name="T4">std</text:span>::<text:span text:style-name="T4">size_t</text:span><text:span text:style-name="T3"> </text:span><text:span text:style-name="T9">size</text:span>()<text:span text:style-name="T3"> </text:span><text:span text:style-name="T2">const</text:span>;</text:p>
      <text:p text:style-name="codesection"><text:span text:style-name="T3"><text:s text:c="4"/></text:span><text:span text:style-name="T2">virtual</text:span><text:span text:style-name="T3"> </text:span><text:span text:style-name="T2">void</text:span><text:span text:style-name="T3"> </text:span><text:span text:style-name="T9">normalize</text:span>();</text:p>
      <text:p text:style-name="codesection"><text:span text:style-name="T3"><text:s text:c="4"/></text:span><text:span text:style-name="T2">void</text:span><text:span text:style-name="T3"> </text:span><text:span text:style-name="T7">swap</text:span>(<text:span text:style-name="T4">Widget</text:span>&amp;<text:span text:style-name="T3"> </text:span><text:span text:style-name="T10">swap</text:span>);<text:span text:style-name="T3"> <text:s text:c="2"/></text:span><text:span text:style-name="T12">//see</text:span><text:span text:style-name="T3"> </text:span><text:span text:style-name="T12">Item</text:span><text:span text:style-name="T3"> </text:span><text:span text:style-name="T12">25</text:span></text:p>
      <text:p text:style-name="codesection">};</text:p>
      <text:p text:style-name="P2">و این تابع را در نظر بگیرید:</text:p>
      <text:p text:style-name="codesection"><text:span text:style-name="T2">void</text:span><text:span text:style-name="T3"> </text:span><text:span text:style-name="T7">doProcessing</text:span>(<text:span text:style-name="T4">Widget</text:span><text:span text:style-name="T3"> </text:span>&amp;<text:span text:style-name="T10">w</text:span>)</text:p>
      <text:p text:style-name="codesection">{</text:p>
      <text:p text:style-name="codesection"><text:span text:style-name="T3"><text:s text:c="4"/></text:span><text:span text:style-name="T2">if</text:span>(w.size()&gt;<text:span text:style-name="T13">0</text:span><text:span text:style-name="T3"> </text:span>&amp;&amp;<text:span text:style-name="T3"> </text:span>w<text:span text:style-name="T3"> </text:span>!=<text:span text:style-name="T3"> </text:span>someNastyWidget)</text:p>
      <text:p text:style-name="codesection"><text:span text:style-name="T3"><text:s text:c="4"/></text:span>{</text:p>
      <text:p text:style-name="codesection"><text:span text:style-name="T3"><text:s text:c="8"/></text:span><text:span text:style-name="T4">Widget</text:span><text:span text:style-name="T3"> </text:span><text:span text:style-name="T10">temp</text:span>(<text:span text:style-name="T10">w</text:span>);</text:p>
      <text:p text:style-name="codesection"><text:soft-page-break/><text:span text:style-name="T3"><text:s text:c="8"/></text:span><text:span text:style-name="T10">temp</text:span>.<text:span text:style-name="T8">normalize</text:span>();</text:p>
      <text:p text:style-name="codesection"><text:span text:style-name="T3"><text:s text:c="8"/></text:span><text:span text:style-name="T10">temp</text:span>.<text:span text:style-name="T6">swap</text:span>(<text:span text:style-name="T11">w</text:span>);</text:p>
      <text:p text:style-name="codesection"><text:span text:style-name="T3"><text:s text:c="4"/></text:span>}</text:p>
      <text:p text:style-name="codesection">}</text:p>
      <text:p text:style-name="P2">ما در مورد w در تابعdoprocessing می‌توانیم بگوییم که:</text:p>
      <text:list xml:id="list1241194775" text:style-name="L1">
        <text:list-item>
          <text:p text:style-name="P8">از آنجایی که w به نحوی اعلان شده که از نوع widget باشد، در این صورت w باید رابط Widget را پشتیبانی کند. <text:span text:style-name="T14">ما می‌توانیم کد interface رو چک کنیم و این رو ببینیم(یعنی فایل h. برای Widget) که دقیقا این کلاس به چه نحوی کار می‌کند، بنابراین من این رو یک رابط مشخص می‌نامم، یعنی رابطی که در کد مشخص باشد و بتوان آن را دید.</text:span></text:p>
        </text:list-item>
        <text:list-item>
          <text:p text:style-name="P9">از آنجایی که برخی از اعضای Widget به صورت virtual هستند، فراخوانی w به این توابع منجر خواهد شد که در runtime چندریختی اجرا شود: این که دقیقا چه تابعی باید فراخوانی شود در runtime مشخص می‌شود و این بر اساس نوع پویای w خواهد بود(آیتم ۳۷ را ببینید).</text:p>
        </text:list-item>
      </text:list>
      <text:p text:style-name="P3">جهان template ها و generic programming از پایه با هم متفاوت هستند. در آن دنیا، رابط‌های صریح و چندریختی در runtime به حیات خود ادامه خواهند داد، ولی دیگر به اندازه‌ی قبل مهم نخواهند بود. در عوض، رابط‌های غیر صریح و چندریختی در compile-time مهم خواهند بود. برای این که ببینیم چطور تابع doProcessing را از تابع ساده به یک تابع template تبدیل می‌کنیم کد زیر را ببینید:</text:p>
      <text:p text:style-name="codesection"><text:span text:style-name="T2">template</text:span><text:span text:style-name="T3"> </text:span>&lt;<text:span text:style-name="T2">typename</text:span><text:span text:style-name="T3"> </text:span><text:span text:style-name="T4">T</text:span>&gt;</text:p>
      <text:p text:style-name="codesection"><text:span text:style-name="T2">void</text:span><text:span text:style-name="T3"> </text:span><text:span text:style-name="T7">doProcessing</text:span>(<text:span text:style-name="T4">T</text:span><text:span text:style-name="T3"> </text:span>&amp;<text:span text:style-name="T10">w</text:span>)</text:p>
      <text:p text:style-name="codesection">{</text:p>
      <text:p text:style-name="codesection"><text:span text:style-name="T3"><text:s text:c="4"/></text:span><text:span text:style-name="T2">if</text:span>(w.size()&gt;<text:span text:style-name="T13">0</text:span><text:span text:style-name="T3"> </text:span>&amp;&amp;<text:span text:style-name="T3"> </text:span>w<text:span text:style-name="T3"> </text:span>!=<text:span text:style-name="T3"> </text:span>someNastyWidget)</text:p>
      <text:p text:style-name="codesection"><text:span text:style-name="T3"><text:s text:c="4"/></text:span>{</text:p>
      <text:p text:style-name="codesection"><text:span text:style-name="T3"><text:s text:c="8"/></text:span><text:span text:style-name="T4">T</text:span><text:span text:style-name="T3"> </text:span><text:span text:style-name="T10">temp</text:span>(<text:span text:style-name="T10">w</text:span>);</text:p>
      <text:p text:style-name="codesection"><text:span text:style-name="T3"><text:s text:c="8"/></text:span><text:span text:style-name="T10">temp</text:span>.normalize();</text:p>
      <text:p text:style-name="codesection"><text:span text:style-name="T3"><text:s text:c="8"/></text:span><text:span text:style-name="T10">temp</text:span>.swap(<text:span text:style-name="T10">w</text:span>);</text:p>
      <text:p text:style-name="codesection"><text:span text:style-name="T3"><text:s text:c="4"/></text:span>}</text:p>
      <text:p text:style-name="codesection">}</text:p>
      <text:p text:style-name="P3">حال در مورد w چه می‌توانیم بگوییم؟</text:p>
      <text:list xml:id="list2826971913" text:style-name="L2">
        <text:list-item>
          <text:p text:style-name="P10">رابطی که w باید پشتیبانی کند، توسط عملیات‌هایی که بر روی w انجام شده تعیین می‌شود. در این مثال، مشخص است که نوع w (یعنی T ) باید از size, normalize و swap به عنوان تابع عضو پشتیبانی کند. <text:span text:style-name="T15">دارای کپی سازنده باشد(تا بتواند temp را تولید کند) و یک نامساوی داشته </text:span><text:soft-page-break/><text:span text:style-name="T15">باشد که بتوان آن را با someNastyWidget مقایسه کرد. در آینده خواهیم دید که تعیین رابط به این نحو خیلی دقیق نیست، اما در این مورد به نظر مشکلی ندارد. چیزی که مهم است، مجموعه‌ای از عبارت‌هایی که است باید درست و معتبر باشند تا template بتواند کامپایل شود، که این رابط غیر صریحی است که T باید از آن پشتیبانی کند.</text:span></text:p>
        </text:list-item>
        <text:list-item>
          <text:p text:style-name="P11">فراخوانی به توابعی از w مانند اپراتور &lt; و اپراتور =! ممکن است که باعث ساخت یک نمونه template شود تا این فراخوانی‌ها موفقیت آمیز باشد. ایجاد چنین نمونه‌هایی در هنگام compile رخ می‌دهد. به این دلیل که ایجاد نمونه‌ از template function ها با پارامتر‌های متفاوت باعث خواهد شد که توابع متفاوتی فراخوانی شوند، این مورد تحت عنوان چندریختی polymorphism شناخته می‌شود.</text:p>
        </text:list-item>
      </text:list>
      <text:p text:style-name="P4">حتی اگر تا به امروز از template ها استفاده نکرده باشید، باید تفاوت بین چندریختی در runtime و compile-time را بدانید، چرا که این خیلی شبیه به تفاوت <text:span text:style-name="T16">پروسه‌ی مشخص کردن این که کدام تابع سربازگذاری فراخوانی شود</text:span>(که در لحظه‌ی کامپایل تعیین می‌شود) و <text:span text:style-name="T16">dynamic binding ای که در فراخوانی توابع virtual رخ می‌دهد</text:span>(که در runtime اتفاق می‌افتد). <text:span text:style-name="T17">اما </text:span>تفاوت بین رابط‌های explicit و implicit برای template ها <text:span text:style-name="T17">جدید</text:span> است، بنابراین نیاز داریم که آن را با دقت بیشتری بررسی کنیم.</text:p>
      <text:p text:style-name="P5">رابط‌های explicit معمولا دارای امضای تابع یا function signatures هستند. یعنی، نام تابع، نوع پارامتر‌ها، مقادیر بازگشتی از تابع و غیره. به طور مثال، در مورد رابط عمومیه کلاس Widget :</text:p>
      <text:p text:style-name="P7"><text:span text:style-name="T2">class</text:span><text:span text:style-name="T3"> </text:span><text:span text:style-name="T5">Widget</text:span></text:p>
      <text:p text:style-name="P7">{</text:p>
      <text:p text:style-name="P7"><text:span text:style-name="T2">public</text:span>:</text:p>
      <text:p text:style-name="P7"><text:span text:style-name="T3"><text:s text:c="4"/></text:span><text:span text:style-name="T19">Widget</text:span><text:span text:style-name="T18">() {}</text:span></text:p>
      <text:p text:style-name="P7"><text:span text:style-name="T3"><text:s text:c="4"/></text:span><text:span text:style-name="T2">virtual</text:span><text:span text:style-name="T3"> </text:span><text:span text:style-name="T18">~</text:span><text:span text:style-name="T20">Widget</text:span><text:span text:style-name="T18">()</text:span>;</text:p>
      <text:p text:style-name="P7"><text:span text:style-name="T3"><text:s text:c="4"/></text:span><text:span text:style-name="T2">virtual</text:span><text:span text:style-name="T3"> </text:span><text:span text:style-name="T18">std::size_t </text:span><text:span text:style-name="T20">size</text:span><text:span text:style-name="T18">() const</text:span>;</text:p>
      <text:p text:style-name="P7"><text:span text:style-name="T3"><text:s text:c="4"/></text:span><text:span text:style-name="T2">virtual</text:span><text:span text:style-name="T3"> </text:span><text:span text:style-name="T18">void </text:span><text:span text:style-name="T20">normalize</text:span><text:span text:style-name="T18">()</text:span>;</text:p>
      <text:p text:style-name="P7"><text:span text:style-name="T3"><text:s text:c="4"/></text:span><text:span text:style-name="T18">void </text:span><text:span text:style-name="T19">swap</text:span><text:span text:style-name="T18">(Widget&amp; swap)</text:span>;<text:span text:style-name="T3"> <text:s text:c="2"/></text:span><text:span text:style-name="T12">//see</text:span><text:span text:style-name="T3"> </text:span><text:span text:style-name="T12">Item</text:span><text:span text:style-name="T3"> </text:span><text:span text:style-name="T12">25</text:span></text:p>
      <text:p text:style-name="P6">};</text:p>
      <text:p text:style-name="P5">متشکل از سازنده، تخریب کننده، و تابع size ، normalize و swap می‌باشد که نوع پارامتر‌ها، نوع خروجی و const بودن این توابع نیز جزو امضا می‌باشد.(همچنین شامل کپی سازنده و اپراتور کپی انتساب می‌باشد که compiler به صورت اوتوماتیک تولید می‌کند-آیتم ۵ را ببینید).همچنین این می‌تواند شامل typedefs ها باشد، و این که اگر حواستان جمع باشد که از توصیه‌ی آیتم 22 پیروی کنید و داده‌های را به صورت private تعریف کنید، در این صورت این داده‌ها جزو امضای عمومی رابط این کلاس نخواهند بود.</text:p>
      <text:p text:style-name="P5"><text:soft-page-break/>یک رابط implicit یک چیز کاملا متفاوت است و بر اساس امضای تابع نیست. به جای آن، متکی بر عبارت‌های معتبر و صحیح است. دوباره به شرطی که در ابتدای template مربوط به doProcessing وجود دارد نگاه کنید:</text:p>
      <text:p text:style-name="P6"><text:span text:style-name="T3"><text:s/></text:span><text:span text:style-name="T2">if</text:span>(w.size()&gt;<text:span text:style-name="T13">0</text:span><text:span text:style-name="T3"> </text:span>&amp;&amp;<text:span text:style-name="T3"> </text:span>w<text:span text:style-name="T3"> </text:span>!=<text:span text:style-name="T3"> </text:span>someNastyWidget)</text:p>
      <text:p text:style-name="P12">رابط implicit برای T دارای محدودیت‌های زیر می‌باشد:</text:p>
      <text:list xml:id="list2039346495" text:style-name="L3">
        <text:list-item>
          <text:p text:style-name="P13">باید یک تابع عضو به نام size داشته باشد که یک مقدار integral برگرداند.</text:p>
        </text:list-item>
        <text:list-item>
          <text:p text:style-name="P14">باید از اپراتور =! پشتیبانی کند که بتواند دو شیء از نوع T را با هم مقایسه کند( در اینجا فرض می‌کنیم که someNastyWidget از نوع T می‌باشد).</text:p>
        </text:list-item>
      </text:list>
      <text:p text:style-name="P15">با توجه احتمال وجود operator overloading ، هیچ کدام از این محدودیت‌ها ارضا نمی‌شود. بله، T باید یک تابع عضو به نام size را پشتیبانی کند، همچنین ارزش دارد که بگیم که تابع ممکن است از کلاس پایه به ارث برده شود. ولی این تابع عضو نیازی به این ندارد که یک integral برگرداند. همچنین هیچ نیازی ندارد که یک مقدار عددی برگرداند. همچنین چون از operator &lt; استفاده شده است نیازی ندارد که هیچ نوعی را برگرداند. همه‌ی چیزی که آن نیاز دارد این است که یک شیء از نوع X برگرداند که بتوان توسط آن اپراتور &lt; را از با استفاده از نوع X و یک نوع int فراخوانی کرد. اپراتور &lt; نیازی به این ندارد که یک پارامتر از نوع X را بگیرد، چرا که آن می‌تواند یک پارامتر از نوع Y را بگیرد، و تا وقتی که یک تبدیل implicit بین اشیاء X به اشیاء به نوع Y وجود داشته باشد این موضوع مشکلی ندارد.</text:p>
      <text:p text:style-name="P16">بیشتر مردم وقتی که شروع به فکر کردن در مورد implicit interface ها از این روش می‌کنند، احتمالا سردرد می‌گیرند، ولی هیچ نیازی به استرس داشتن نیست. Implicit interface ها در واقع به طور ساده از عبارت‌های valid تشکیل شده‌اند. خود این عبارت‌ها ممکن است که پیچیده به نظر برسند، ولی محدودیت‌هایی که دارند خیلی واضح است. به طور مثال، در مورد شرط زیر:</text:p>
      <text:p text:style-name="P20"><text:span text:style-name="T3"><text:s/></text:span><text:span text:style-name="T2">if</text:span>(w.size()&gt;<text:span text:style-name="T13">0</text:span><text:span text:style-name="T3"> </text:span>&amp;&amp;<text:span text:style-name="T3"> </text:span>w<text:span text:style-name="T3"> </text:span>!=<text:span text:style-name="T3"> </text:span>someNastyWidget)</text:p>
      <text:p text:style-name="P16">این که در مورد محدودیت‌هایی که تابع size,operator&lt;,operator&amp;&amp;,!=operator دارد صحبت کنیم دشوار است، ولی این که محدودیت را بر روی کل عبارت شناسایی کنیم، کار آسانی است. قسمت شرطی از عبارت if باید یک عبارت باینری باشد، بنابراین صرف نظر از این که چه نوع‌هایی درگیر هستند، و این که در درون عبارت <text:s/>w.size() &gt; 10 &amp;&amp; w != someNastyWidget <text:s/>چه میگذرد، باید با نوع bool سازگاری داشته باشد. این قسمتی است که implicit interface از template مربوط به doProcessing در مورد نوع پارامتر T تصمیم گیری می‌کند. و بقیه‌ی رابط که برای doProcessing مورد نیاز است باید کپی سازنده، تابع normalize و تابع swap را برای نوع T پشتیبانی کند.</text:p>
      <text:p text:style-name="P16"><text:soft-page-break/>تاثیری که implicit interface ها روی پارامتر‌های template میگذارد به اندازه‌ی تاثیر explicit interface بر روی شیء کلاس واقعی است، و هر دو در زمان کامپایل چک می‌شوند. <text:span text:style-name="T21">همانطور که شما نمی‌توانید یک شیء را مخالف آن چیزی که explicit interface کلاس پیشنهاد می‌کند، استفاده کنید، شما نمی‌توانید یک شیء را در template استفاده کنید مگر این که شیء implicit interface مربوط به template را پشتیبانی کند(در غیر این صورت کد کامپایل نخواهد شد).</text:span></text:p>
      <text:p text:style-name="P18">چیز‌هایی که باید به خاطر بسپارید:</text:p>
      <text:list xml:id="list2785472082" text:style-name="L4">
        <text:list-item>
          <text:p text:style-name="P17">هم کلاس و هم template ها از interface ها و چندریختی پشتیبانی می‌کنند.</text:p>
        </text:list-item>
        <text:list-item>
          <text:p text:style-name="P17">برای کلاس‌ها، interface ها explicit بوده و بر روی امضای تابع تمرکز دارد. چندریختی در runtime از طریق توابع virtual اتفاق می‌افتد.</text:p>
        </text:list-item>
        <text:list-item>
          <text:p text:style-name="P19"><text:span text:style-name="T21">برای پارامتر‌های template ، رابط‌ها به صورت implicit بوده و بر اساس عبارت‌های معتبر هستند. چندریختی در هنگام کامپایل و از طریق ساخت نمونه template و function overloading اتفاق می‌افتد.</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2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6-12T23:55:23.981718101</dc:date>
    <meta:editing-duration>PT22H16M45S</meta:editing-duration>
    <meta:editing-cycles>159</meta:editing-cycles>
    <meta:generator>LibreOffice/6.2.4.2$Linux_X86_64 LibreOffice_project/20$Build-2</meta:generator>
    <meta:document-statistic meta:table-count="0" meta:image-count="0" meta:object-count="0" meta:page-count="5" meta:paragraph-count="67" meta:word-count="1444" meta:character-count="7866" meta:non-whitespace-character-count="6378"/>
  </office:meta>
</office:document-meta>
</file>